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0">
      <style:table-cell-properties fo:border-bottom="0.74pt solid #000000" fo:border-left="0.74pt solid #000000" fo:border-right="none" fo:border-top="0.06pt solid #000000"/>
    </style:style>
    <style:style style:name="ce47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ans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81" style:family="table-cell" style:parent-style-name="Default" style:data-style-name="N0">
      <style:table-cell-properties fo:border-bottom="0.74pt solid #000000" fo:border-left="none" fo:border-right="0.74pt solid #000000" fo:border-top="0.06pt solid #000000"/>
      <style:text-properties style:font-name="Liberation Sans"/>
    </style:style>
    <style:style style:name="ce82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92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74pt solid #000000" fo:wrap-option="wrap" fo:border-left="none" fo:border-right="none" fo:border-top="0.74pt solid #000000" style:vertical-align="automatic"/>
      <style:text-properties style:font-name="Liberation Sans" style:font-name-asian="Liberation Serif" style:font-name-complex="Liberation Serif"/>
    </style:style>
    <style:style style:name="ce114" style:family="table-cell" style:parent-style-name="Default" style:data-style-name="N0">
      <style:table-cell-properties fo:wrap-option="wrap" fo:border="none" style:vertical-align="automatic"/>
      <style:text-properties style:font-name="Liberation Sans" style:font-name-asian="Liberation Serif" style:font-name-complex="Liberation Serif"/>
    </style:style>
    <style:style style:name="ce124" style:family="table-cell" style:parent-style-name="Default" style:data-style-name="N0">
      <style:table-cell-properties fo:border-bottom="0.74pt solid #000000" fo:wrap-option="wrap" fo:border-left="none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ans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74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2" style:family="table-cell" style:parent-style-name="Default" style:data-style-name="N0">
      <style:table-cell-properties fo:border-bottom="0.06pt solid #000000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9" style:family="table-cell" style:parent-style-name="Default" style:data-style-name="N0">
      <style:table-cell-properties fo:border-bottom="0.74pt solid #000000" fo:border-left="none" fo:border-right="0.74pt solid #000000" fo:border-top="0.06pt solid #000000"/>
    </style:style>
    <style:style style:name="ce140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text-position="0% 100%" style:font-weight-asian="normal" style:font-weight-complex="normal"/>
    </style:style>
    <style:style style:name="T9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1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style:font-name="Liberation Sans1" fo:font-weight="bold" style:font-weight-asian="bold" style:font-weight-complex="bold"/>
    </style:style>
    <style:style style:name="T12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14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fo:font-weight="bold" style:font-weight-asian="bold" style:font-weight-complex="bold"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1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globalCode&gt;</text:p>
          </table:table-cell>
          <table:table-cell table:style-name="ce66" office:value-type="string" calcext:value-type="string">
            <text:p>𝛆</text:p>
          </table:table-cell>
          <table:table-cell table:style-name="ce92" office:value-type="string" calcext:value-type="string">
            <text:p>𝛆</text:p>
          </table:table-cell>
          <table:table-cell table:style-name="ce98" office:value-type="string" calcext:value-type="string">
            <text:p>&lt;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45" office:value-type="string" calcext:value-type="string">
            <text:p>&lt;bodyCode&gt;</text:p>
          </table:table-cell>
          <table:table-cell table:style-name="ce66" office:value-type="string" calcext:value-type="string">
            <text:p>𝛆</text:p>
          </table:table-cell>
          <table:table-cell table:style-name="ce113" office:value-type="string" calcext:value-type="string">
            <text:p>𝛆</text:p>
          </table:table-cell>
          <table:table-cell table:style-name="ce129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/>
          <table:table-cell table:style-name="Default" office:value-type="string" calcext:value-type="string">
            <text:p>&lt;typeDefCode&gt;</text:p>
          </table:table-cell>
          <table:table-cell table:style-name="ce66" office:value-type="string" calcext:value-type="string">
            <text:p>𝛆</text:p>
          </table:table-cell>
          <table:table-cell table:style-name="ce114" office:value-type="string" calcext:value-type="string">
            <text:p>𝛆</text:p>
          </table:table-cell>
          <table:table-cell table:style-name="ce80" office:value-type="string" calcext:value-type="string">
            <text:p>&lt;property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line&gt;</text:p>
          </table:table-cell>
          <table:table-cell table:style-name="ce67" office:value-type="string" calcext:value-type="string">
            <text:p>&lt;varDeclaration&gt; | &lt;statement&gt;</text:p>
          </table:table-cell>
          <table:table-cell table:style-name="ce11" office:value-type="string" calcext:value-type="string">
            <text:p><text:span text:style-name="T9">&lt;</text:span><text:span text:style-name="T10">varDeclaration</text:span>&gt;</text:p>
          </table:table-cell>
          <table:table-cell table:style-name="ce98" office:value-type="string" calcext:value-type="string">
            <text:p><text:span text:style-name="T9">&lt;</text:span><text:span text:style-name="T10">varDeclaration</text:span>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&lt;varDeclaration&gt; | &lt;funcDeclaration&gt; | &lt;typeDeclaration&gt;</text:p>
          </table:table-cell>
          <table:table-cell table:style-name="ce116" office:value-type="string" calcext:value-type="string">
            <text:p><text:span text:style-name="T3">&lt;declarationAttributes&gt;</text:span> (<text:span text:style-name="T4">VOID</text:span> | (&lt;type&gt; <text:span text:style-name="T4">ID PARENTHESIS_OPEN</text:span>))</text:p>
          </table:table-cell>
          <table:table-cell table:style-name="ce98" office:value-type="string" calcext:value-type="string">
            <text:p>&lt;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<text:span text:style-name="T3">&lt;declarationAttributes&gt;</text:span><text:span text:style-name="T4"> </text:span><text:span text:style-name="T5">&lt;type&gt;</text:span><text:span text:style-name="T4"> ID </text:span><text:span text:style-name="T6">!</text:span><text:span text:style-name="T7">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<text:span text:style-name="T3">&lt;declarationAttributes&gt; &lt;type&gt;</text:span><text:span text:style-name="T11">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/>
          <table:table-cell table:style-name="ce44" office:value-type="string" calcext:value-type="string">
            <text:p>&lt;funcDeclaration&gt;</text:p>
          </table:table-cell>
          <table:table-cell table:style-name="ce81" office:value-type="string" calcext:value-type="string">
            <text:p><text:span text:style-name="T3">&lt;declarationAttributes&gt;</text:span> (<text:span text:style-name="T4">VOID</text:span> | (&lt;type&gt;) <text:span text:style-name="T4">ID 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40" office:value-type="string" calcext:value-type="string">
            <text:p><text:span text:style-name="T3">&lt;declarationAttributes&gt;</text:span> (<text:span text:style-name="T1">VOID | </text:span><text:span text:style-name="T12">&lt;type&gt;)</text:span><text:span text:style-name="T13"> ID</text:span> <text:span text:style-name="T1">PARENTHESIS_OPEN</text:span> &lt;params&gt; <text:span text:style-name="T1">PARENTHESIS_CLOSE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47" office:value-type="string" calcext:value-type="string">
            <text:p>&lt;declarationAttributes&gt;</text:p>
          </table:table-cell>
          <table:table-cell table:style-name="ce82" office:value-type="string" calcext:value-type="string">
            <text:p>𝛆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2" office:value-type="string" calcext:value-type="string">
            <text:p>&lt;typeDeclaration&gt;</text:p>
          </table:table-cell>
          <table:table-cell table:style-name="ce108" office:value-type="string" calcext:value-type="string">
            <text:p>TYPEDEF</text:p>
          </table:table-cell>
          <table:table-cell table:style-name="ce34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14">TYPEDEF</text:span><text:span text:style-name="T15"> </text:span><text:span text:style-name="T16">BRACES_OPEN</text:span><text:span text:style-name="T15"> &lt;typeDefCode&gt; </text:span><text:span text:style-name="T16">BRACES_CLOSE ID STATEMENT_END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Default" office:value-type="string" calcext:value-type="string">
            <text:p>&lt;propertyDeclaration&gt;</text:p>
          </table:table-cell>
          <table:table-cell table:style-name="Default" office:value-type="string" calcext:value-type="string">
            <text:p>&lt;type&gt; <text:span text:style-name="T4">ID</text:span></text:p>
          </table:table-cell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type&gt; <text:span text:style-name="T4">ID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8">&lt;declarationAttributes&gt; |</text:span> <text:span text:style-name="T5">&lt;type&gt;</text:span> ID</text:p>
          </table:table-cell>
          <table:table-cell table:style-name="ce18" office:value-type="string" calcext:value-type="string">
            <text:p>𝛆</text:p>
          </table:table-cell>
          <table:table-cell table:style-name="ce99" office:value-type="string" calcext:value-type="string">
            <text:p><text:span text:style-name="T5">&lt;declarationAttributes&gt; &lt;type&gt;</text:span> I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RACES_OPEN</text:p>
          </table:table-cell>
          <table:table-cell table:style-name="ce21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RACES_OPEN</text:span> &lt;bodyCode&gt; <text:span text:style-name="T4">BRACES</text:span><text:span text:style-name="T17">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46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/>
          <table:table-cell table:style-name="ce61"/>
          <table:table-cell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9">&lt;preUnaryOp&gt;? </text:span><text:span text:style-name="T10">&lt;value&gt;</text:span> &lt;postUnaryOp&gt;?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 table:number-columns-repeated="3"/>
          <table:table-cell table:style-name="ce14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54" office:value-type="string" calcext:value-type="string">
            <text:p>&lt;value&gt;</text:p>
          </table:table-cell>
          <table:table-cell table:style-name="ce100" office:value-type="string" calcext:value-type="string">
            <text:p>&lt;call&gt; | &lt;parenthesis_expression&gt; | &lt;const&gt; | &lt;variable&gt; | &lt;struct&gt;</text:p>
          </table:table-cell>
          <table:table-cell table:style-name="ce54" office:value-type="string" calcext:value-type="string">
            <text:p>&lt;call&gt;</text:p>
          </table:table-cell>
          <table:table-cell table:style-name="ce100"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parenthesis_expression&gt;</text:p>
          </table:table-cell>
          <table:table-cell table:style-name="ce80" office:value-type="string" calcext:value-type="string">
            <text:p>&lt;parenthesis_expression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struct&gt;</text:p>
          </table:table-cell>
          <table:table-cell table:style-name="ce80" office:value-type="string" calcext:value-type="string">
            <text:p>&lt;struc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variable&gt;</text:p>
          </table:table-cell>
          <table:table-cell table:style-name="ce80" office:value-type="string" calcext:value-type="string">
            <text:p>&lt;variable&gt;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50" office:value-type="string" calcext:value-type="string">
            <text:p>&lt;parenthesis_expression&gt;</text:p>
          </table:table-cell>
          <table:table-cell table:style-name="ce108" office:value-type="string" calcext:value-type="string">
            <text:p>PARENTHESIS_OPEN</text:p>
          </table:table-cell>
          <table:table-cell table:style-name="ce121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4">PARENTHESIS_OPEN</text:span> &lt;expression&gt; <text:span text:style-name="T4">PARENTHESIS_CLOSE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Default" office:value-type="string" calcext:value-type="string">
            <text:p>&lt;struct&gt;</text:p>
          </table:table-cell>
          <table:table-cell table:style-name="ce104" office:value-type="string" calcext:value-type="string">
            <text:p>BRACES_OPEN</text:p>
          </table:table-cell>
          <table:table-cell table:style-name="ce23" office:value-type="string" calcext:value-type="string">
            <text:p>𝛆</text:p>
          </table:table-cell>
          <table:table-cell table:style-name="ce80" office:value-type="string" calcext:value-type="string">
            <text:p><text:span text:style-name="T4">BRACES_OPEN</text:span> (&lt;expression&gt; (SEPARATOR &lt;expression&gt;)* )? <text:span text:style-name="T4">BRACE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ce59" office:value-type="string" calcext:value-type="string">
            <text:p>&lt;variable&gt;</text:p>
          </table:table-cell>
          <table:table-cell table:style-name="ce110" office:value-type="string" calcext:value-type="string">
            <text:p>ID </text:p>
          </table:table-cell>
          <table:table-cell table:style-name="ce122" office:value-type="string" calcext:value-type="string">
            <text:p>𝛆</text:p>
          </table:table-cell>
          <table:table-cell table:style-name="ce136" office:value-type="string" calcext:value-type="string">
            <text:p>ID (ACCESSOR ID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INT | FLOAT</text:span> | <text:span text:style-name="T1">STRING</text:span> | &lt;logicalConst&gt;</text:p>
          </table:table-cell>
          <table:table-cell table:style-name="ce73" office:value-type="string" calcext:value-type="string">
            <text:p>INT</text:p>
          </table:table-cell>
          <table:table-cell table:style-name="ce105" office:value-type="string" calcext:value-type="string">
            <text:p>IN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 table:number-columns-repeated="3"/>
          <table:table-cell table:style-name="ce123" office:value-type="string" calcext:value-type="string">
            <text:p>FLOAT</text:p>
          </table:table-cell>
          <table:table-cell table:style-name="ce104" office:value-type="string" calcext:value-type="string">
            <text:p>FLOA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/>
          <table:table-cell table:style-name="ce63"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riable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</text:p>
          </table:table-cell>
          <table:table-cell table:style-name="ce18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Default" table:number-columns-repeated="4"/>
          <table:table-cell table:number-columns-repeated="1637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376"/>
        </table:table-row>
        <table:table-row table:style-name="ro1" table:number-rows-repeated="7">
          <table:table-cell table:number-columns-repeated="4"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6376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17T17:39:40.734492471</dc:date>
    <meta:editing-cycles>615</meta:editing-cycles>
    <meta:editing-duration>PT3H17M58S</meta:editing-duration>
    <meta:document-statistic meta:table-count="1" meta:cell-count="483" meta:object-count="0"/>
  </office:meta>
</office:document-meta>
</file>